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6" style:family="paragraph" style:parent-style-name="Standard" style:list-style-name="L21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2100646752219585314"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4223894435447970364"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4874962610500663310"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2228957286653286285"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1495050702168923779"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8087378216363928973"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1171269956111938018"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8403054267789240244"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339637687868675884"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8005886591397961370"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2917111117366419755"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3412121512677807846"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8270948773422561563"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1411618757554091222" text:style-name="L14">
        <text:list-item>
          <text:p text:style-name="P29">single target damage effect </text:p>
        </text:list-item>
        <text:list-item>
          <text:p text:style-name="P29">aoe damage effect DONE</text:p>
        </text:list-item>
      </text:list>
      <text:p text:style-name="P8">Fix knockdown/standup on defenders DONE</text:p>
      <text:list xml:id="list1112384209251630837"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3556513430880350713"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2355927110780838499"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6847308347448669009"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5731065236281152638"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5745511307922839290"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5401178886302656755"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3771291442760786616"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8693472193320745307"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2519620811488215754"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4823832235372433039"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1531977441838002534"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3387427076942267605"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7968245808375153333"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9077662779364466486"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8968479617708404725"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8787857901235225492"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481879828781033467"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2183387116859022443"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7729932359993434881"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5560099397752117754"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4309427786108301037"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992985470511656820"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6460303068524976937"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4051641077527626417"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8055173123504630341"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2412206769564137455"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5244851242431928749"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7117016122650132012"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6224578157576605052"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8850760444060138788"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2133871318495288844"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3167797927061806657"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8570611675135311047"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8457006376429710348"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427756210536924954"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8958795095882433158"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6079199647676061750"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4125398495977010642"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1079736645593532183" text:style-name="L54">
        <text:list-item>
          <text:p text:style-name="P69"><text:s/>See notes in design notes document</text:p>
        </text:list-item>
      </text:list>
      <text:p text:style-name="P4">Sprint 39: Rework Necromancer enemy (completed 28/10/19)</text:p>
      <text:list xml:id="list526661160773646685"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9054321056917924681"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6483329597289583977" text:style-name="L57">
        <text:list-item>
          <text:p text:style-name="P72">item card looks ugly: redesign item card view DONE</text:p>
        </text:list-item>
        <text:list-item>
          <text:p text:style-name="P72">use STS card templates, or find a new card template DONE</text:p>
        </text:list-item>
      </text:list>
      <text:p text:style-name="P8"/>
      <text:list xml:id="list4943302974425746781" text:style-name="L58">
        <text:list-item>
          <text:p text:style-name="P73">find better item sprites DONE</text:p>
        </text:list-item>
      </text:list>
      <text:p text:style-name="P4">Sprint 42: Remove spell info box, implement ability info panels (completed 31/10/19)</text:p>
      <text:list xml:id="list3147174198885915559" text:style-name="L59">
        <text:list-item>
          <text:p text:style-name="P74"><text:soft-page-break/>review scripts from sci fi game</text:p>
        </text:list-item>
      </text:list>
      <text:p text:style-name="P4">Sprint 43: Reward Screen updates + UI view updates (completed 31/10/19)</text:p>
      <text:list xml:id="list507840943448080766"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5228163712640623445"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5957889274264946612"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8031657036978041443"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5711936281698958880"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3207913974913293379"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4619642753216470967"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3521751122081439153"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1968275454954102866"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6420702154254026814"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9221630327176202296"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6738852079163846473"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2072921966562009564"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4292949883754291854"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6807618114237843811"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8013355506704331070"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6624838714012637036"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3437578265325889393"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8533978148911206594"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7586567609916272810"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4729563149519937689"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8690898356364485177" text:style-name="L81">
        <text:list-item>
          <text:p text:style-name="P96">text logic also edits ability info panel text fields (just for the starting defender abilities) DONE</text:p>
        </text:list-item>
      </text:list>
      <text:p text:style-name="P8">Play Test</text:p>
      <text:list xml:id="list384583441411404328" text:style-name="L82">
        <text:list-item>
          <text:p text:style-name="P97">Play the game and hunt/squash bugs</text:p>
        </text:list-item>
      </text:list>
      <text:p text:style-name="P8">Controls</text:p>
      <text:list xml:id="list3096302333871166161"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4129495895206426302"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3973584875232838709"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1879140111672567990"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3474467298462818354"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7221088205091406254"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4492612499649515741"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1716191209953585048"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3243118199754654627"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1125880591654470095"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8898008708458017654"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579439792769081803"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2810390835793781739"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6733606148588759162"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2720665704891673809"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2907778473567915566"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5506377987427779930"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7933060788289365305"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2475733443400600396"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5886288414551152695"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3124354706632429995"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5198787851794890715"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2103648493238870549"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2535346360336639726"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5992377197137847406"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6611466271171142681"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4914107922611507462"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966788047899141815"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4221653527001439832"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7886891519662001819"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8800586450337925755"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387398874446680708"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5545131043394434040"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8893567378866486446"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143089406410781411"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66310451088962246"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8736751785865534695"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7896637702233874606"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5088510919784403617"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1223134856463916844"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5122872873427244678"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1944561543047407581"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6603098554933023359"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1890319075620815936"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4297711020255419116"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3469679484024005533"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8074900372122182941"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857186513876642223"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786493028245914851"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8215033270915668397"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3682757301492283441"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4984277099926822009"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8913114326165542604"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775659337203528129"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967395179104003060"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925741024174712245"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1403568992340491660"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180870307091125039"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2338869156649128871"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8145826246947062253"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7816492921955024795"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8020248037913344203"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1544040543706842830"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1340758449005908341"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1076058441464084500"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1263738596772381723"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5995892605726534275"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4216379022670714274"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1786459480944698510"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6253680381413277750"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3537745103844209232"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3148052801078204620"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7889744934886270667"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527027999267680380"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6015971476227635486"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4565943225629933150"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7756605757723085761"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3821445466524187858"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7215365829618817426"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1304794925691018668"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6543914082384340558"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1423929680129703485"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1709651426504740796"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47671745319576606"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1820999954935169948"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780113244965741866"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4968172046877434534"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3266461005054745988"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4078401593892932687" text:style-name="L171">
        <text:list-item>
          <text:list>
            <text:list-item>
              <text:p text:style-name="P249">stat value texts in character data change colour if positive/negative</text:p>
            </text:list-item>
          </text:list>
        </text:list-item>
      </text:list>
      <text:p text:style-name="P8"/>
      <text:list xml:id="list7475208726939508937"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1704572067763894431" text:style-name="L173">
        <text:list-item>
          <text:p text:style-name="P227">Character Data</text:p>
          <text:list>
            <text:list-item>
              <text:p text:style-name="P250">all mouse over panel elements highlight when moused over</text:p>
            </text:list-item>
            <text:list-item>
              <text:p text:style-name="P250">plus buttons for talents don't appear unless you have points to spend</text:p>
            </text:list-item>
            <text:list-item>
              <text:p text:style-name="P250">unlocking a talent creates a mini star explosion VFX</text:p>
            </text:list-item>
            <text:list-item>
              <text:p text:style-name="P250">while dragging an ability tome, the drop box has a highlight around it</text:p>
            </text:list-item>
            <text:list-item>
              <text:p text:style-name="P250">when the ability tome is dropped and learnt, a mini start VFX explosion occurs on the drop box</text:p>
            </text:list-item>
          </text:list>
        </text:list-item>
      </text:list>
      <text:p text:style-name="P8"/>
      <text:list xml:id="list6293109402709491584" text:style-name="L174">
        <text:list-item>
          <text:p text:style-name="P228">Character Roster</text:p>
          <text:list>
            <text:list-item>
              <text:p text:style-name="P251">character roster button highlights better when moused over DONE</text:p>
            </text:list-item>
          </text:list>
        </text:list-item>
      </text:list>
      <text:list xml:id="list3704402432093158294" text:style-name="L175">
        <text:list-item>
          <text:p text:style-name="P252">Char Roster / Map Transition</text:p>
          <text:list>
            <text:list-item>
              <text:p text:style-name="P252">Char roster and world map transition from off screen north to centre screen when activated</text:p>
            </text:list-item>
          </text:list>
        </text:list-item>
      </text:list>
      <text:p text:style-name="P6">Sprint 111: Custom Character Builder System. UCM Overhaul. Items modify UCM Appearance. </text:p>
      <text:list xml:id="list5362136059511519864"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4485359454622473085" text:style-name="L177">
        <text:list-item>
          <text:p text:style-name="P216">Player Prefs</text:p>
        </text:list-item>
      </text:list>
      <text:list xml:id="list3591622492103957118"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1772792032048696077" text:style-name="L179">
        <text:list-item>
          <text:p text:style-name="P218">Save Game /Load Game system</text:p>
        </text:list-item>
      </text:list>
      <text:list xml:id="list1652533616848200116"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6302739569753061867"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4937705286476526799"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4104419259115902088"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2568774635311746699"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34720613" text:continue-list="list5362136059511519864"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2079381216908298849"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160811652009954715"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4941431817804029024" text:style-name="L187">
        <text:list-item>
          <text:p text:style-name="P253">start by editing character model appearance</text:p>
        </text:list-item>
        <text:list-item>
          <text:p text:style-name="P253">create way to save entity in character maker</text:p>
        </text:list-item>
        <text:list-item>
          <text:p text:style-name="P253">create way to load entity in character maker</text:p>
        </text:list-item>
        <text:list-item>
          <text:p text:style-name="P253">create way to edit abilities, talents and weapons</text:p>
        </text:list-item>
      </text:list>
      <text:p text:style-name="P8"/>
      <text:p text:style-name="P8"/>
      <text:p text:style-name="P5">New Script Ideas</text:p>
      <text:p text:style-name="P6">CharacterPresetData</text:p>
      <text:list xml:id="list6064295802972803765" text:style-name="L188">
        <text:list-item>
          <text:list>
            <text:list-item>
              <text:p text:style-name="P254">holds all info about a characters appearance, abilities, talents, passives and items</text:p>
            </text:list-item>
            <text:list-item>
              <text:p text:style-name="P254">saving a character in the character creater screen creates one of these files</text:p>
            </text:list-item>
            <text:list-item>
              <text:p text:style-name="P254">in char select main screen, you can import one of these files</text:p>
            </text:list-item>
            <text:list-item>
              <text:p text:style-name="P254">char select main screen builds the premade origin characters out of these objects.</text:p>
              <text:list>
                <text:list-item>
                  <text:p text:style-name="P254">Also builds the custom characters</text:p>
                </text:list-item>
              </text:list>
            </text:list-item>
            <text:list-item>
              <text:p text:style-name="P254">this object type is saved in playerPrefs</text:p>
            </text:list-item>
          </text:list>
        </text:list-item>
      </text:list>
      <text:p text:style-name="P6">CharacterBuildPresetData</text:p>
      <text:list xml:id="list552320860857276993" text:style-name="L189">
        <text:list-item>
          <text:p text:style-name="P255">holds data on abilities, and talents</text:p>
        </text:list-item>
        <text:list-item>
          <text:p text:style-name="P255">used to be auto build the combat aspect of characterPresetData objects</text:p>
          <text:list>
            <text:list-item>
              <text:p text:style-name="P255">auto builds, clothing/armor, weapons, abilities and talent point assignments</text:p>
            </text:list-item>
          </text:list>
        </text:list-item>
        <text:list-item>
          <text:p text:style-name="P255">should be an SO</text:p>
        </text:list-item>
        <text:list-item>
          <text:p text:style-name="P255"><text:soft-page-break/>doesnt have to be used</text:p>
        </text:list-item>
      </text:list>
      <text:p text:style-name="P6">CharacterPresetLibrary</text:p>
      <text:list xml:id="list4707996549671331172" text:style-name="L190">
        <text:list-item>
          <text:p text:style-name="P256">static singleton</text:p>
        </text:list-item>
        <text:list-item>
          <text:p text:style-name="P256">stored in playerPrefs</text:p>
        </text:list-item>
        <text:list-item>
          <text:p text:style-name="P256">holds all origin characters in a list</text:p>
        </text:list-item>
        <text:list-item>
          <text:p text:style-name="P256">holds all custom characters in a list (seperate from origin char list)</text:p>
        </text:list-item>
      </text:list>
      <text:p text:style-name="P6">CharacterPresetTemplate</text:p>
      <text:list xml:id="list1154555979945898888"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5448407712527541775" text:style-name="L192">
        <text:list-item>
          <text:p text:style-name="P235">New Parents and view lists</text:p>
        </text:list-item>
      </text:list>
      <text:p text:style-name="P6">Base Bodies</text:p>
      <text:list xml:id="list34724185"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3026744931897337910" text:style-name="L193">
        <text:list-item>
          <text:p text:style-name="P236">Undead Heads</text:p>
          <text:list>
            <text:list-item>
              <text:p text:style-name="P236">Undead Head 1, etc</text:p>
            </text:list-item>
          </text:list>
        </text:list-item>
      </text:list>
      <text:list xml:id="list4268079028750596422" text:style-name="L194">
        <text:list-item>
          <text:p text:style-name="P237">Orc Heads</text:p>
          <text:list>
            <text:list-item>
              <text:p text:style-name="P237">Orc Head 1, etc</text:p>
            </text:list-item>
          </text:list>
        </text:list-item>
      </text:list>
      <text:list xml:id="list1728532556556428322" text:style-name="L195">
        <text:list-item>
          <text:p text:style-name="P238">Repeated for</text:p>
          <text:list>
            <text:list-item>
              <text:p text:style-name="P238">Chest, Legs, Right arm, right hand, left arm, left hand</text:p>
            </text:list-item>
          </text:list>
        </text:list-item>
      </text:list>
      <text:list xml:id="list7985969181607158147"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3448721953048043099"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3603969084631294260" text:style-name="L198">
        <text:list-item>
          <text:p text:style-name="P257">UCM</text:p>
        </text:list-item>
        <text:list-item>
          <text:p text:style-name="P257">Appearance tab(s)</text:p>
        </text:list-item>
        <text:list-item>
          <text:p text:style-name="P257">Talent Pages</text:p>
        </text:list-item>
        <text:list-item>
          <text:p text:style-name="P257">Talent Point allocation window</text:p>
        </text:list-item>
      </text:list>
      <text:p text:style-name="P8"/>
      <text:p text:style-name="P5">Character Preset Data Object</text:p>
      <text:list xml:id="list5428547649233588562"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3574686219532432355"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2330958728800501397" text:style-name="L201">
        <text:list-item>
          <text:p text:style-name="P243">character creation page must be able to save the settings into a characterPresetData object</text:p>
        </text:list-item>
      </text:list>
      <text:p text:style-name="P9"/>
      <text:p text:style-name="P6">Data needed for loading/saving</text:p>
      <text:list xml:id="list4118979894577088439" text:style-name="L202">
        <text:list-item>
          <text:p text:style-name="P244">UCM</text:p>
          <text:list>
            <text:list-item>
              <text:p text:style-name="P244">All body parts and clothing parts</text:p>
            </text:list-item>
          </text:list>
        </text:list-item>
      </text:list>
      <text:list xml:id="list4468465876352880815" text:style-name="L203">
        <text:list-item>
          <text:p text:style-name="P245">Race (orc, human, etc)</text:p>
          <text:list>
            <text:list-item>
              <text:p text:style-name="P245">racial abilities/passives/traits</text:p>
            </text:list-item>
          </text:list>
        </text:list-item>
      </text:list>
      <text:list xml:id="list4497407444116949424" text:style-name="L204">
        <text:list-item>
          <text:p text:style-name="P246"><text:soft-page-break/>Combat related</text:p>
        </text:list-item>
      </text:list>
      <text:list xml:id="list34704178" text:continue-list="list4468465876352880815"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9"/>
      <text:list xml:id="list4203823417144964702" text:style-name="L205">
        <text:list-item>
          <text:p text:style-name="P247">Data needed for menu characters</text:p>
          <text:list>
            <text:list-item>
              <text:p text:style-name="P247">Name</text:p>
            </text:list-item>
            <text:list-item>
              <text:p text:style-name="P247">Description</text:p>
            </text:list-item>
            <text:list-item>
              <text:p text:style-name="P247">Backgrounds</text:p>
            </text:list-item>
            <text:list-item>
              <text:p text:style-name="P247">Abilities</text:p>
            </text:list-item>
            <text:list-item>
              <text:p text:style-name="P247">Talents</text:p>
            </text:list-item>
          </text:list>
        </text:list-item>
      </text:list>
      <text:p text:style-name="P8"/>
      <text:p text:style-name="P6">Sprint 111 TO DO 11/6/2020 UPDATE</text:p>
      <text:list xml:id="list8389370203075575479" text:style-name="L206">
        <text:list-item>
          <text:p text:style-name="P258">create load player made preset feature in team building screen DONE</text:p>
        </text:list-item>
        <text:list-item>
          <text:p text:style-name="P258">create load player made preset feature in char creation screen (so player can edit their character presets) DONE</text:p>
        </text:list-item>
        <text:list-item>
          <text:p text:style-name="P258">update menu character UI to show new data elements (background, race, etc) DONE</text:p>
          <text:list>
            <text:list-item>
              <text:p text:style-name="P258">add race and weapon fields</text:p>
            </text:list-item>
          </text:list>
        </text:list-item>
        <text:list-item>
          <text:p text:style-name="P258">implement logic for building CharacterData in game from character preset data (so player can actually play the game with their custom characters + origin characters) DONE</text:p>
        </text:list-item>
        <text:list-item>
          <text:p text:style-name="P258">implement player prefs system for saving player made presets</text:p>
        </text:list-item>
        <text:list-item>
          <text:p text:style-name="P258">Replace weaponSetDataSO with just normal weapons, MH and OH weapon are selected individually</text:p>
          <text:list>
            <text:list-item>
              <text:p text:style-name="P258"><text:soft-page-break/>update GUI in charMaker screen for this (means we have more dynamic item pairings, more scale-able)</text:p>
            </text:list-item>
          </text:list>
        </text:list-item>
      </text:list>
      <text:list xml:id="list3593679535232934412" text:style-name="L207">
        <text:list-item>
          <text:p text:style-name="P259">Implement player can choose abilities and passives outside of presets DONE</text:p>
        </text:list-item>
        <text:list-item>
          <text:p text:style-name="P259">Implement player can choose talents outside of presets DONE</text:p>
        </text:list-item>
      </text:list>
      <text:list xml:id="list5791409418073710438" text:style-name="L208">
        <text:list-item>
          <text:p text:style-name="P260">Design + implement at least 8 origin characters</text:p>
          <text:list>
            <text:list-item>
              <text:p text:style-name="P260">carefully pick ability/passive/talent set ups</text:p>
            </text:list-item>
          </text:list>
        </text:list-item>
      </text:list>
      <text:list xml:id="list8612891619041653138" text:style-name="L209">
        <text:list-item>
          <text:p text:style-name="P261">Design + Implement at least 8 combat presets DONE</text:p>
          <text:list>
            <text:list-item>
              <text:p text:style-name="P261">implement item suit views for each preset</text:p>
            </text:list-item>
          </text:list>
        </text:list-item>
      </text:list>
      <text:list xml:id="list34722135" text:continue-list="list5791409418073710438" text:style-name="L208">
        <text:list-item>
          <text:p text:style-name="P260">Design Implement goblin race with good selection of body parts</text:p>
        </text:list-item>
        <text:list-item>
          <text:p text:style-name="P260">Implement 1 or 2 extra races</text:p>
          <text:list>
            <text:list-item>
              <text:p text:style-name="P260">gnoll, satyr, demon spawn, dragonking, lizard, etc</text:p>
            </text:list-item>
          </text:list>
        </text:list-item>
      </text:list>
      <text:p text:style-name="P8"/>
      <text:p text:style-name="P8"/>
      <text:list xml:id="list34693079" text:continue-list="list8389370203075575479" text:style-name="L206">
        <text:list-item>
          <text:p text:style-name="P258">how to delete player made presets?</text:p>
        </text:list-item>
        <text:list-item>
          <text:p text:style-name="P258">How to fix masking issues? FIXED</text:p>
          <text:list>
            <text:list-item>
              <text:p text:style-name="P258">Old masks on activation window/char roster no longer work</text:p>
            </text:list-item>
            <text:list-item>
              <text:p text:style-name="P258">sorting layer on heads/faces is above default. This means they will always render over the UI, no matter what there order in layer value is</text:p>
            </text:list-item>
          </text:list>
        </text:list-item>
      </text:list>
      <text:list xml:id="list976034599217176234" text:style-name="L210">
        <text:list-item>
          <text:p text:style-name="P262">need to create new sorting layer bonus values for each sprite part on UCM</text:p>
          <text:list>
            <text:list-item>
              <text:p text:style-name="P262">problem: right arm wear gets masked by head wear mask because it is on the same layer as head/face</text:p>
            </text:list-item>
          </text:list>
        </text:list-item>
      </text:list>
      <text:p text:style-name="P8"/>
      <text:p text:style-name="P8">Choosing new ability process</text:p>
      <text:list xml:id="list4715849659024667434" text:style-name="L211">
        <text:list-item>
          <text:p text:style-name="P263">on page opened, create temp list of currently know abilities/passives</text:p>
        </text:list-item>
        <text:list-item>
          <text:p text:style-name="P263">on edit ability button clicked</text:p>
          <text:list>
            <text:list-item>
              <text:p text:style-name="P263">if ability/passive is already in temp list, unlearn</text:p>
            </text:list-item>
            <text:list-item>
              <text:p text:style-name="P263">if not in temp list AND we havent learnt more then 4 abilities, place in temp list</text:p>
            </text:list-item>
          </text:list>
        </text:list-item>
      </text:list>
      <text:list xml:id="list7485237057331682040" text:style-name="L212">
        <text:list-item>
          <text:p text:style-name="P264">on window closed, build active ability tabs from abilities in temp list</text:p>
        </text:list-item>
      </text:list>
      <text:p text:style-name="P8"/>
      <text:p text:style-name="P8"><text:soft-page-break/></text:p>
      <text:p text:style-name="P8">Choosing new talents process</text:p>
      <text:list xml:id="list8193005613365554938" text:style-name="L213">
        <text:list-item>
          <text:p text:style-name="P265">on page opened, <text:s/>build choose talent window + texts from current talent pairings</text:p>
        </text:list-item>
        <text:list-item>
          <text:p text:style-name="P265">add up all spent talent points, see if player has spent them all or has free points</text:p>
        </text:list-item>
      </text:list>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17T14:49:15.63</dc:date>
    <dc:creator>Black Will</dc:creator>
    <meta:editing-duration>P4DT6H21M56S</meta:editing-duration>
    <meta:editing-cycles>52</meta:editing-cycles>
    <meta:generator>OpenOffice/4.1.6$Win32 OpenOffice.org_project/416m1$Build-9790</meta:generator>
    <meta:document-statistic meta:table-count="0" meta:image-count="0" meta:object-count="0" meta:page-count="106" meta:paragraph-count="2657" meta:word-count="19950" meta:character-count="113031"/>
  </office:meta>
</office:document-meta>
</file>